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0000000400812BB59959E6D05B.png" manifest:media-type="image/png"/>
  <manifest:file-entry manifest:full-path="Pictures/100000010000050000000400B2A2A3DBBA0A0246.png" manifest:media-type="image/png"/>
  <manifest:file-entry manifest:full-path="Pictures/1000000100000500000004006A19699F58EAC02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2" text:anchor-type="char" svg:x="0cm" svg:y="5.334cm" svg:width="17cm" svg:height="13.6cm" draw:z-index="1"><draw:image xlink:href="Pictures/1000000100000500000004006A19699F58EAC021.png" xlink:type="simple" xlink:show="embed" xlink:actuate="onLoad" draw:mime-type="image/png"/></draw:frame></text:p>
      <text:p text:style-name="P1"/>
      <text:p text:style-name="Standard"/>
      <text:p text:style-name="Standard"/>
      <text:p text:style-name="Standard"><draw:frame draw:style-name="fr1" draw:name="Image3" text:anchor-type="char" svg:width="17cm" svg:height="13.6cm" draw:z-index="2"><draw:image xlink:href="Pictures/100000010000050000000400B2A2A3DBBA0A0246.png" xlink:type="simple" xlink:show="embed" xlink:actuate="onLoad" draw:mime-type="image/png"/></draw:frame></text:p>
      <text:p text:style-name="P1"><draw:frame draw:style-name="fr3" draw:name="Image1" text:anchor-type="char" svg:width="17cm" svg:height="13.6cm" draw:z-index="0"><draw:image xlink:href="Pictures/100000010000050000000400812BB59959E6D05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13:22:02.759439633</meta:creation-date>
    <dc:date>2024-05-16T13:28:08.645518514</dc:date>
    <meta:editing-duration>PT6M6S</meta:editing-duration>
    <meta:editing-cycles>2</meta:editing-cycles>
    <meta:generator>LibreOffice/7.5.9.2$Linux_X86_64 LibreOffice_project/50$Build-2</meta:generator>
    <meta:document-statistic meta:table-count="0" meta:image-count="3" meta:object-count="0" meta:page-count="3" meta:paragraph-count="0" meta:word-count="0" meta:character-count="0" meta:non-whitespace-character-count="0"/>
  </office:meta>
</office:document-meta>
</file>